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Game developpemen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urn way is clocwise.</text:span></text:p>
            <text:p><text:span text:style-name="T1">Each player play his turn until there is only one player left and no more enemy creature are remaining.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If player is defeat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>If player is defeated he can still control he's remaining creatures or he can anytime fadeout meaning he give up and all he's creature are removed from the gam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Winning play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If the player wins he draw a reward. Reward are card if the card is a creature it goes to the corresponding hero deck (no more than 6 of the same creature in one deck) if it is a hero it unlocks this hero base deck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4-01-28T02:00:26.37</meta:creation-date>
    <meta:editing-duration>PT00H56M24S</meta:editing-duration>
    <meta:editing-cycles>4</meta:editing-cycles>
    <dc:date>2014-01-28T05:39:01.64</dc:date>
    <meta:generator>OpenOffice.org/3.2$Win32 OpenOffice.org_project/320m18$Build-9502</meta:generator>
    <meta:document-statistic meta:object-count="33"/>
  </office:meta>
</office:document-meta>
</file>